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_28_empty_29_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pl" number:country="PL">
      <number:number number:min-integer-digits="1"/>
    </number:number-style>
    <number:date-style style:name="N2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rotation-align="none"/>
    </style:style>
    <style:style style:name="ce29" style:family="table-cell" style:parent-style-name="Default" style:data-style-name="N10036">
      <style:table-cell-properties style:rotation-align="none"/>
    </style:style>
    <style:style style:name="ce8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20000">
      <style:table-cell-properties style:rotation-align="none"/>
    </style:style>
    <style:style style:name="ce11" style:family="table-cell" style:parent-style-name="Excel_20_Built-in_20_Normal" style:data-style-name="N200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20084">
      <style:table-cell-properties style:rotation-align="non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6"/>
        <table:table-column table:style-name="co1" table:number-columns-repeated="61" table:default-cell-style-name="Default"/>
        <table:table-row table:style-name="ro1"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Item 0, 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Other item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3" table:default-cell-style-name="ce26"/>
        <table:table-column table:style-name="co4" table:default-cell-style-name="ce26"/>
        <table:table-column table:style-name="co1" table:number-columns-repeated="58" table:default-cell-style-name="Default"/>
        <table:table-row table:style-name="ro2">
          <table:table-cell table:style-name="ce27" office:value-type="string" calcext:value-type="string">
            <text:p>Trait #1</text:p>
          </table:table-cell>
          <table:table-cell table:style-name="ce27" office:value-type="string" calcext:value-type="string">
            <text:p>Value #1</text:p>
          </table:table-cell>
          <table:table-cell table:style-name="ce27" office:value-type="string" calcext:value-type="string">
            <text:p>Transaction date</text:p>
          </table:table-cell>
          <table:table-cell table:style-name="ce27" office:value-type="string" calcext:value-type="string">
            <text:p>Units</text:p>
          </table:table-cell>
          <table:table-cell table:style-name="ce27" office:value-type="string" calcext:value-type="string">
            <text:p>Price</text:p>
          </table:table-cell>
          <table:table-cell table:style-name="ce27" office:value-type="string" calcext:value-type="string">
            <text:p>Price per unit</text:p>
          </table:table-cell>
          <table:table-cell table:style-name="ce27" office:value-type="string" calcext:value-type="string">
            <text:p>Another trait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date" office:date-value="2010-01-07" calcext:value-type="date">
            <text:p>07/01/2010</text:p>
          </table:table-cell>
          <table:table-cell table:style-name="ce28" office:value-type="float" office:value="48.49" calcext:value-type="float">
            <text:p>48.49</text:p>
          </table:table-cell>
          <table:table-cell table:style-name="ce28" office:value-type="float" office:value="550060.8" calcext:value-type="float">
            <text:p>550,060.80</text:p>
          </table:table-cell>
          <table:table-cell table:style-name="ce28" office:value-type="float" office:value="11343.8" calcext:value-type="float">
            <text:p>11,343.80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2" calcext:value-type="float">
            <text:p>2.00</text:p>
          </table:table-cell>
          <table:table-cell table:style-name="ce29" office:value-type="date" office:date-value="2010-01-08" calcext:value-type="date">
            <text:p>08/01/2010</text:p>
          </table:table-cell>
          <table:table-cell table:style-name="ce28" office:value-type="float" office:value="45.98" calcext:value-type="float">
            <text:p>45.98</text:p>
          </table:table-cell>
          <table:table-cell table:style-name="ce28" office:value-type="float" office:value="236341.18" calcext:value-type="float">
            <text:p>236,341.18</text:p>
          </table:table-cell>
          <table:table-cell table:style-name="ce28" office:value-type="float" office:value="5140.09" calcext:value-type="float">
            <text:p>5,140.09</text:p>
          </table:table-cell>
          <table:table-cell table:style-name="ce24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9" calcext:value-type="float">
            <text:p>9.00</text:p>
          </table:table-cell>
          <table:table-cell table:style-name="ce29" office:value-type="date" office:date-value="2010-01-09" calcext:value-type="date">
            <text:p>09/01/2010</text:p>
          </table:table-cell>
          <table:table-cell table:style-name="ce28" office:value-type="float" office:value="51.33" calcext:value-type="float">
            <text:p>51.33</text:p>
          </table:table-cell>
          <table:table-cell table:style-name="ce28" office:value-type="float" office:value="422955.71" calcext:value-type="float">
            <text:p>422,955.71</text:p>
          </table:table-cell>
          <table:table-cell table:style-name="ce28" office:value-type="float" office:value="8239.93" calcext:value-type="float">
            <text:p>8,239.93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10" calcext:value-type="float">
            <text:p>10.00</text:p>
          </table:table-cell>
          <table:table-cell table:style-name="ce29" office:value-type="date" office:date-value="2010-01-10" calcext:value-type="date">
            <text:p>10/01/2010</text:p>
          </table:table-cell>
          <table:table-cell table:style-name="ce28" office:value-type="float" office:value="83.58" calcext:value-type="float">
            <text:p>83.58</text:p>
          </table:table-cell>
          <table:table-cell table:style-name="ce28" office:value-type="float" office:value="372950.9" calcext:value-type="float">
            <text:p>372,950.90</text:p>
          </table:table-cell>
          <table:table-cell table:style-name="ce28" office:value-type="float" office:value="4462.2" calcext:value-type="float">
            <text:p>4,462.20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6</text:p>
          </table:table-cell>
          <table:table-cell table:style-name="ce28" office:value-type="float" office:value="22" calcext:value-type="float">
            <text:p>22.00</text:p>
          </table:table-cell>
          <table:table-cell table:style-name="ce29" office:value-type="date" office:date-value="2010-01-22" calcext:value-type="date">
            <text:p>22/01/2010</text:p>
          </table:table-cell>
          <table:table-cell table:style-name="ce28" office:value-type="float" office:value="33.06" calcext:value-type="float">
            <text:p>33.06</text:p>
          </table:table-cell>
          <table:table-cell table:style-name="ce28" office:value-type="float" office:value="281118.11" calcext:value-type="float">
            <text:p>281,118.11</text:p>
          </table:table-cell>
          <table:table-cell table:style-name="ce28" office:value-type="float" office:value="8503.27" calcext:value-type="float">
            <text:p>8,503.27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7</text:p>
          </table:table-cell>
          <table:table-cell table:style-name="ce28" office:value-type="float" office:value="24" calcext:value-type="float">
            <text:p>24.00</text:p>
          </table:table-cell>
          <table:table-cell table:style-name="ce29" office:value-type="date" office:date-value="2010-01-24" calcext:value-type="date">
            <text:p>24/01/2010</text:p>
          </table:table-cell>
          <table:table-cell table:style-name="ce28" office:value-type="float" office:value="61.22" calcext:value-type="float">
            <text:p>61.22</text:p>
          </table:table-cell>
          <table:table-cell table:style-name="ce28" office:value-type="float" office:value="352779.19" calcext:value-type="float">
            <text:p>352,779.19</text:p>
          </table:table-cell>
          <table:table-cell table:style-name="ce28" office:value-type="float" office:value="5762.48" calcext:value-type="float">
            <text:p>5,762.48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8</text:p>
          </table:table-cell>
          <table:table-cell table:style-name="ce28" office:value-type="float" office:value="25" calcext:value-type="float">
            <text:p>25.00</text:p>
          </table:table-cell>
          <table:table-cell table:style-name="ce29" office:value-type="date" office:date-value="2010-01-25" calcext:value-type="date">
            <text:p>25/01/2010</text:p>
          </table:table-cell>
          <table:table-cell table:style-name="ce28" office:value-type="float" office:value="81.16" calcext:value-type="float">
            <text:p>81.16</text:p>
          </table:table-cell>
          <table:table-cell table:style-name="ce28" office:value-type="float" office:value="403985.68" calcext:value-type="float">
            <text:p>403,985.68</text:p>
          </table:table-cell>
          <table:table-cell table:style-name="ce28" office:value-type="float" office:value="4977.65" calcext:value-type="float">
            <text:p>4,977.65</text:p>
          </table:table-cell>
          <table:table-cell table:style-name="ce24" office:value-type="string" calcext:value-type="string">
            <text:p>whit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9</text:p>
          </table:table-cell>
          <table:table-cell table:style-name="ce28" office:value-type="float" office:value="27" calcext:value-type="float">
            <text:p>27.00</text:p>
          </table:table-cell>
          <table:table-cell table:style-name="ce29" office:value-type="date" office:date-value="2010-01-27" calcext:value-type="date">
            <text:p>27/01/2010</text:p>
          </table:table-cell>
          <table:table-cell table:style-name="ce28" office:value-type="float" office:value="78.16" calcext:value-type="float">
            <text:p>78.16</text:p>
          </table:table-cell>
          <table:table-cell table:style-name="ce28" office:value-type="float" office:value="410101.03" calcext:value-type="float">
            <text:p>410,101.03</text:p>
          </table:table-cell>
          <table:table-cell table:style-name="ce28" office:value-type="float" office:value="5246.94" calcext:value-type="float">
            <text:p>5,246.9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0</text:p>
          </table:table-cell>
          <table:table-cell table:style-name="ce28" office:value-type="float" office:value="28" calcext:value-type="float">
            <text:p>28.00</text:p>
          </table:table-cell>
          <table:table-cell table:style-name="ce29" office:value-type="date" office:date-value="2010-01-28" calcext:value-type="date">
            <text:p>28/01/2010</text:p>
          </table:table-cell>
          <table:table-cell table:style-name="ce28" office:value-type="float" office:value="73.66" calcext:value-type="float">
            <text:p>73.66</text:p>
          </table:table-cell>
          <table:table-cell table:style-name="ce28" office:value-type="float" office:value="323727.84" calcext:value-type="float">
            <text:p>323,727.84</text:p>
          </table:table-cell>
          <table:table-cell table:style-name="ce28" office:value-type="float" office:value="4394.89" calcext:value-type="float">
            <text:p>4,394.89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1</text:p>
          </table:table-cell>
          <table:table-cell table:style-name="ce28" office:value-type="float" office:value="29" calcext:value-type="float">
            <text:p>29.00</text:p>
          </table:table-cell>
          <table:table-cell table:style-name="ce29" office:value-type="date" office:date-value="2010-01-29" calcext:value-type="date">
            <text:p>29/01/2010</text:p>
          </table:table-cell>
          <table:table-cell table:style-name="ce28" office:value-type="float" office:value="94.68" calcext:value-type="float">
            <text:p>94.68</text:p>
          </table:table-cell>
          <table:table-cell table:style-name="ce28" office:value-type="float" office:value="548623.75" calcext:value-type="float">
            <text:p>548,623.75</text:p>
          </table:table-cell>
          <table:table-cell table:style-name="ce28" office:value-type="float" office:value="5794.51" calcext:value-type="float">
            <text:p>5,794.51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2</text:p>
          </table:table-cell>
          <table:table-cell table:style-name="ce28" office:value-type="float" office:value="30" calcext:value-type="float">
            <text:p>30.00</text:p>
          </table:table-cell>
          <table:table-cell table:style-name="ce29" office:value-type="date" office:date-value="2010-01-30" calcext:value-type="date">
            <text:p>30/01/2010</text:p>
          </table:table-cell>
          <table:table-cell table:style-name="ce28" office:value-type="float" office:value="71.55" calcext:value-type="float">
            <text:p>71.55</text:p>
          </table:table-cell>
          <table:table-cell table:style-name="ce28" office:value-type="float" office:value="413429.91" calcext:value-type="float">
            <text:p>413,429.91</text:p>
          </table:table-cell>
          <table:table-cell table:style-name="ce28" office:value-type="float" office:value="5778.2" calcext:value-type="float">
            <text:p>5,778.20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31" calcext:value-type="float">
            <text:p>31.00</text:p>
          </table:table-cell>
          <table:table-cell table:style-name="ce29" office:value-type="date" office:date-value="2010-01-31" calcext:value-type="date">
            <text:p>31/01/2010</text:p>
          </table:table-cell>
          <table:table-cell table:style-name="ce28" office:value-type="float" office:value="80.52" calcext:value-type="float">
            <text:p>80.52</text:p>
          </table:table-cell>
          <table:table-cell table:style-name="ce28" office:value-type="float" office:value="324537.82" calcext:value-type="float">
            <text:p>324,537.82</text:p>
          </table:table-cell>
          <table:table-cell table:style-name="ce28" office:value-type="float" office:value="4030.52" calcext:value-type="float">
            <text:p>4,030.52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32" calcext:value-type="float">
            <text:p>32.00</text:p>
          </table:table-cell>
          <table:table-cell table:style-name="ce29" office:value-type="date" office:date-value="2010-02-01" calcext:value-type="date">
            <text:p>01/02/2010</text:p>
          </table:table-cell>
          <table:table-cell table:style-name="ce28" office:value-type="float" office:value="92.71" calcext:value-type="float">
            <text:p>92.71</text:p>
          </table:table-cell>
          <table:table-cell table:style-name="ce28" office:value-type="float" office:value="473075.07" calcext:value-type="float">
            <text:p>473,075.07</text:p>
          </table:table-cell>
          <table:table-cell table:style-name="ce28" office:value-type="float" office:value="5102.74" calcext:value-type="float">
            <text:p>5,102.7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33" calcext:value-type="float">
            <text:p>33.00</text:p>
          </table:table-cell>
          <table:table-cell table:style-name="ce29" office:value-type="date" office:date-value="2010-02-02" calcext:value-type="date">
            <text:p>02/02/2010</text:p>
          </table:table-cell>
          <table:table-cell table:style-name="ce28" office:value-type="float" office:value="58.86" calcext:value-type="float">
            <text:p>58.86</text:p>
          </table:table-cell>
          <table:table-cell table:style-name="ce28" office:value-type="float" office:value="339724.62" calcext:value-type="float">
            <text:p>339,724.62</text:p>
          </table:table-cell>
          <table:table-cell table:style-name="ce28" office:value-type="float" office:value="5771.74" calcext:value-type="float">
            <text:p>5,771.74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34" calcext:value-type="float">
            <text:p>34.00</text:p>
          </table:table-cell>
          <table:table-cell table:style-name="ce29" office:value-type="date" office:date-value="2010-02-03" calcext:value-type="date">
            <text:p>03/02/2010</text:p>
          </table:table-cell>
          <table:table-cell table:style-name="ce28" office:value-type="float" office:value="70.17" calcext:value-type="float">
            <text:p>70.17</text:p>
          </table:table-cell>
          <table:table-cell table:style-name="ce28" office:value-type="float" office:value="443233.11" calcext:value-type="float">
            <text:p>443,233.11</text:p>
          </table:table-cell>
          <table:table-cell table:style-name="ce28" office:value-type="float" office:value="6316.56" calcext:value-type="float">
            <text:p>6,316.56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5</text:p>
          </table:table-cell>
          <table:table-cell table:style-name="ce28" office:value-type="float" office:value="35" calcext:value-type="float">
            <text:p>35.00</text:p>
          </table:table-cell>
          <table:table-cell table:style-name="ce29" office:value-type="date" office:date-value="2010-02-04" calcext:value-type="date">
            <text:p>04/02/2010</text:p>
          </table:table-cell>
          <table:table-cell table:style-name="ce28" office:value-type="float" office:value="82.71" calcext:value-type="float">
            <text:p>82.71</text:p>
          </table:table-cell>
          <table:table-cell table:style-name="ce28" office:value-type="float" office:value="426391.14" calcext:value-type="float">
            <text:p>426,391.14</text:p>
          </table:table-cell>
          <table:table-cell table:style-name="ce28" office:value-type="float" office:value="5155.25" calcext:value-type="float">
            <text:p>5,155.25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6</text:p>
          </table:table-cell>
          <table:table-cell table:style-name="ce28" office:value-type="float" office:value="36" calcext:value-type="float">
            <text:p>36.00</text:p>
          </table:table-cell>
          <table:table-cell table:style-name="ce29" office:value-type="date" office:date-value="2010-02-05" calcext:value-type="date">
            <text:p>05/02/2010</text:p>
          </table:table-cell>
          <table:table-cell table:style-name="ce28" office:value-type="float" office:value="60.89" calcext:value-type="float">
            <text:p>60.89</text:p>
          </table:table-cell>
          <table:table-cell table:style-name="ce28" office:value-type="float" office:value="425907.85" calcext:value-type="float">
            <text:p>425,907.85</text:p>
          </table:table-cell>
          <table:table-cell table:style-name="ce28" office:value-type="float" office:value="6994.71" calcext:value-type="float">
            <text:p>6,994.71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7</text:p>
          </table:table-cell>
          <table:table-cell table:style-name="ce28" office:value-type="float" office:value="37" calcext:value-type="float">
            <text:p>37.00</text:p>
          </table:table-cell>
          <table:table-cell table:style-name="ce29" office:value-type="date" office:date-value="2010-02-06" calcext:value-type="date">
            <text:p>06/02/2010</text:p>
          </table:table-cell>
          <table:table-cell table:style-name="ce28" office:value-type="float" office:value="64.22" calcext:value-type="float">
            <text:p>64.22</text:p>
          </table:table-cell>
          <table:table-cell table:style-name="ce28" office:value-type="float" office:value="444124.57" calcext:value-type="float">
            <text:p>444,124.57</text:p>
          </table:table-cell>
          <table:table-cell table:style-name="ce28" office:value-type="float" office:value="6915.67" calcext:value-type="float">
            <text:p>6,915.67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8</text:p>
          </table:table-cell>
          <table:table-cell table:style-name="ce28" office:value-type="float" office:value="38" calcext:value-type="float">
            <text:p>38.00</text:p>
          </table:table-cell>
          <table:table-cell table:style-name="ce29" office:value-type="date" office:date-value="2010-02-07" calcext:value-type="date">
            <text:p>07/02/2010</text:p>
          </table:table-cell>
          <table:table-cell table:style-name="ce28" office:value-type="float" office:value="68.32" calcext:value-type="float">
            <text:p>68.32</text:p>
          </table:table-cell>
          <table:table-cell table:style-name="ce28" office:value-type="float" office:value="353874.01" calcext:value-type="float">
            <text:p>353,874.01</text:p>
          </table:table-cell>
          <table:table-cell table:style-name="ce28" office:value-type="float" office:value="5179.65" calcext:value-type="float">
            <text:p>5,179.65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(empty)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5" table:default-cell-style-name="ce24"/>
        <table:table-column table:style-name="co6" table:default-cell-style-name="Default"/>
        <table:table-column table:style-name="co7" table:default-cell-style-name="ce24"/>
        <table:table-column table:style-name="co8" table:default-cell-style-name="ce24"/>
        <table:table-column table:style-name="co1" table:number-columns-repeated="60" table:default-cell-style-name="Default"/>
        <table:table-row table:style-name="ro2">
          <table:table-cell table:style-name="ce8" office:value-type="string" calcext:value-type="string">
            <text:p>cena nier</text:p>
          </table:table-cell>
          <table:table-cell table:style-name="ce8" office:value-type="string" calcext:value-type="string">
            <text:p>pow</text:p>
          </table:table-cell>
          <table:table-cell table:style-name="ce8" office:value-type="string" calcext:value-type="string">
            <text:p>cena metra</text:p>
          </table:table-cell>
          <table:table-cell table:style-name="ce8" office:value-type="string" calcext:value-type="string">
            <text:p>data transakcji</text:p>
          </table:table-cell>
          <table:table-cell table:style-name="ce8" office:value-type="string" calcext:value-type="string">
            <text:p>text</text:p>
          </table:table-cell>
          <table:table-cell table:number-columns-repeated="59"/>
        </table:table-row>
        <table:table-row table:style-name="ro2">
          <table:table-cell table:style-name="ce10" office:value-type="float" office:value="200000" calcext:value-type="float">
            <text:p>200000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A2]/[.B2]" office:value-type="float" office:value="3921.56862745098" calcext:value-type="float">
            <text:p>3921,56862745098</text:p>
          </table:table-cell>
          <table:table-cell table:style-name="ce12" office:value-type="date" office:date-value="2012-02-02" calcext:value-type="date">
            <text:p>2012-02-02</text:p>
          </table:table-cell>
          <table:table-cell table:style-name="ce8" office:value-type="string" calcext:value-type="string">
            <text:p>a</text:p>
          </table:table-cell>
          <table:table-cell table:number-columns-repeated="59"/>
        </table:table-row>
        <table:table-row table:style-name="ro2">
          <table:table-cell table:style-name="ce10" office:value-type="float" office:value="200001" calcext:value-type="float">
            <text:p>200001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A3]/[.B3]" office:value-type="float" office:value="3846.17307692308" calcext:value-type="float">
            <text:p>3846,17307692308</text:p>
          </table:table-cell>
          <table:table-cell table:style-name="ce12"/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2" calcext:value-type="float">
            <text:p>200002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A4]/[.B4]" office:value-type="float" office:value="3773.62264150943" calcext:value-type="float">
            <text:p>3773,62264150943</text:p>
          </table:table-cell>
          <table:table-cell table:style-name="ce12" office:value-type="date" office:date-value="2012-02-04" calcext:value-type="date">
            <text:p>2012-02-04</text:p>
          </table:table-cell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3" calcext:value-type="float">
            <text:p>200003</text:p>
          </table:table-cell>
          <table:table-cell table:style-name="ce11" office:value-type="float" office:value="54" calcext:value-type="float">
            <text:p>54</text:p>
          </table:table-cell>
          <table:table-cell table:style-name="ce11" table:formula="of:=[.A5]/[.B5]" office:value-type="float" office:value="3703.75925925926" calcext:value-type="float">
            <text:p>3703,75925925926</text:p>
          </table:table-cell>
          <table:table-cell table:style-name="ce12" office:value-type="date" office:date-value="2012-02-05" calcext:value-type="date">
            <text:p>2012-02-05</text:p>
          </table:table-cell>
          <table:table-cell table:style-name="ce8"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8" table:default-cell-style-name="Default"/>
        <table:table-column table:style-name="co9" table:default-cell-style-name="ce26"/>
        <table:table-column table:style-name="co1" table:number-columns-repeated="5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mass (kg)</text:p>
          </table:table-cell>
          <table:table-cell table:style-name="ce33" office:value-type="string" calcext:value-type="string">
            <text:p>height</text:p>
          </table:table-cell>
          <table:table-cell table:style-name="ce36" table:number-columns-repeated="8"/>
          <table:table-cell table:number-columns-repeated="52"/>
        </table:table-row>
        <table:table-row table:style-name="ro1">
          <table:table-cell/>
          <table:table-cell table:style-name="ce34" office:value-type="date" office:date-value="1970-01-01" calcext:value-type="date">
            <text:p>1.01.1970</text:p>
          </table:table-cell>
          <table:table-cell table:style-name="ce36" office:value-type="float" office:value="52.21" calcext:value-type="float">
            <text:p>52.21</text:p>
          </table:table-cell>
          <table:table-cell table:style-name="ce36" office:value-type="float" office:value="1.47" calcext:value-type="float">
            <text:p>1.47</text:p>
          </table:table-cell>
          <table:table-cell table:style-name="ce34" office:value-type="date" office:date-value="1970-01-01" calcext:value-type="date">
            <text:p>1.01.1970</text:p>
          </table:table-cell>
          <table:table-cell table:style-name="ce24" table:formula="of:=DAYS([.B2];[.$E$2])" office:value-type="float" office:value="0" calcext:value-type="float">
            <text:p>0</text:p>
          </table:table-cell>
          <table:table-cell table:style-name="ce36" office:value-type="string" calcext:value-type="string">
            <text:p>Sx</text:p>
          </table:table-cell>
          <table:table-cell table:style-name="ce36" table:formula="of:=SUM([.F2:.F16])" office:value-type="float" office:value="105" calcext:value-type="float">
            <text:p>105</text:p>
          </table:table-cell>
          <table:table-cell table:style-name="ce36" table:formula="of:=SUM([.D2:.D16])" office:value-type="float" office:value="24.76" calcext:value-type="float">
            <text:p>24.76</text:p>
          </table:table-cell>
          <table:table-cell table:style-name="ce36" table:formula="of:=[.F2]*[.F2]" office:value-type="float" office:value="0" calcext:value-type="float">
            <text:p>0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36" table:formula="of:=[.F2]*[.C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2]+1" office:value-type="date" office:date-value="1970-01-02" calcext:value-type="date">
            <text:p>02/01/70</text:p>
          </table:table-cell>
          <table:table-cell table:style-name="ce36" office:value-type="float" office:value="53.12" calcext:value-type="float">
            <text:p>53.12</text:p>
          </table:table-cell>
          <table:table-cell table:style-name="ce36" office:value-type="float" office:value="1.5" calcext:value-type="float">
            <text:p>1.5</text:p>
          </table:table-cell>
          <table:table-cell table:style-name="ce36"/>
          <table:table-cell table:style-name="ce24" table:formula="of:=DAYS([.B3];[.$E$2])" office:value-type="float" office:value="1" calcext:value-type="float">
            <text:p>1</text:p>
          </table:table-cell>
          <table:table-cell table:style-name="ce36" office:value-type="string" calcext:value-type="string">
            <text:p>Sy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[.F3]*[.F3]" office:value-type="float" office:value="1" calcext:value-type="float">
            <text:p>1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36" table:formula="of:=[.F3]*[.C3]" office:value-type="float" office:value="53.12" calcext:value-type="float">
            <text:p>53.1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3]+1" office:value-type="date" office:date-value="1970-01-03" calcext:value-type="date">
            <text:p>03/01/70</text:p>
          </table:table-cell>
          <table:table-cell table:style-name="ce36" office:value-type="float" office:value="54.48" calcext:value-type="float">
            <text:p>54.48</text:p>
          </table:table-cell>
          <table:table-cell table:style-name="ce36" office:value-type="float" office:value="1.52" calcext:value-type="float">
            <text:p>1.52</text:p>
          </table:table-cell>
          <table:table-cell/>
          <table:table-cell table:style-name="ce24" table:formula="of:=DAYS([.B4];[.$E$2])" office:value-type="float" office:value="2" calcext:value-type="float">
            <text:p>2</text:p>
          </table:table-cell>
          <table:table-cell table:style-name="ce24" office:value-type="string" calcext:value-type="string">
            <text:p>Sxx</text:p>
          </table:table-cell>
          <table:table-cell table:style-name="ce24" table:formula="of:=SUM([.J2:.J16])" office:value-type="float" office:value="1015" calcext:value-type="float">
            <text:p>1015</text:p>
          </table:table-cell>
          <table:table-cell table:style-name="ce24" table:formula="of:=SUM([.J18:.J32])" office:value-type="float" office:value="41.0532" calcext:value-type="float">
            <text:p>41.0532</text:p>
          </table:table-cell>
          <table:table-cell table:style-name="ce36" table:formula="of:=[.F4]*[.F4]" office:value-type="float" office:value="4" calcext:value-type="float">
            <text:p>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36" table:formula="of:=[.F4]*[.C4]" office:value-type="float" office:value="108.96" calcext:value-type="float">
            <text:p>108.9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4]+1" office:value-type="date" office:date-value="1970-01-04" calcext:value-type="date">
            <text:p>04/01/70</text:p>
          </table:table-cell>
          <table:table-cell table:style-name="ce36" office:value-type="float" office:value="55.84" calcext:value-type="float">
            <text:p>55.84</text:p>
          </table:table-cell>
          <table:table-cell table:style-name="ce36" office:value-type="float" office:value="1.55" calcext:value-type="float">
            <text:p>1.55</text:p>
          </table:table-cell>
          <table:table-cell/>
          <table:table-cell table:style-name="ce24" table:formula="of:=DAYS([.B5];[.$E$2])" office:value-type="float" office:value="3" calcext:value-type="float">
            <text:p>3</text:p>
          </table:table-cell>
          <table:table-cell table:style-name="ce24" office:value-type="string" calcext:value-type="string">
            <text:p>Syy</text:p>
          </table:table-cell>
          <table:table-cell table:style-name="ce24" table:formula="of:=SUM([.K2:.K16])" office:value-type="float" office:value="58498.5439" calcext:value-type="float">
            <text:p>58498.5439</text:p>
          </table:table-cell>
          <table:table-cell table:style-name="ce24" table:formula="of:=SUM([.K18:.K32])" office:value-type="float" office:value="58498.5439" calcext:value-type="float">
            <text:p>58498.5439</text:p>
          </table:table-cell>
          <table:table-cell table:style-name="ce36" table:formula="of:=[.F5]*[.F5]" office:value-type="float" office:value="9" calcext:value-type="float">
            <text:p>9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36" table:formula="of:=[.F5]*[.C5]" office:value-type="float" office:value="167.52" calcext:value-type="float">
            <text:p>167.5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5]+1" office:value-type="date" office:date-value="1970-01-05" calcext:value-type="date">
            <text:p>05/01/70</text:p>
          </table:table-cell>
          <table:table-cell table:style-name="ce36" office:value-type="float" office:value="57.2" calcext:value-type="float">
            <text:p>57.2</text:p>
          </table:table-cell>
          <table:table-cell table:style-name="ce36" office:value-type="float" office:value="1.57" calcext:value-type="float">
            <text:p>1.57</text:p>
          </table:table-cell>
          <table:table-cell/>
          <table:table-cell table:style-name="ce24" table:formula="of:=DAYS([.B6];[.$E$2])" office:value-type="float" office:value="4" calcext:value-type="float">
            <text:p>4</text:p>
          </table:table-cell>
          <table:table-cell table:style-name="ce24" office:value-type="string" calcext:value-type="string">
            <text:p>Sxy</text:p>
          </table:table-cell>
          <table:table-cell table:style-name="ce24" table:formula="of:=SUM([.L2:.L16])" office:value-type="float" office:value="6956.82" calcext:value-type="float">
            <text:p>6956.82</text:p>
          </table:table-cell>
          <table:table-cell table:style-name="ce24" table:formula="of:=SUM([.L18:.L32])" office:value-type="float" office:value="1548.2453" calcext:value-type="float">
            <text:p>1548.2453</text:p>
          </table:table-cell>
          <table:table-cell table:style-name="ce36" table:formula="of:=[.F6]*[.F6]" office:value-type="float" office:value="16" calcext:value-type="float">
            <text:p>16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36" table:formula="of:=[.F6]*[.C6]" office:value-type="float" office:value="228.8" calcext:value-type="float">
            <text:p>228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6]+1" office:value-type="date" office:date-value="1970-01-06" calcext:value-type="date">
            <text:p>06/01/70</text:p>
          </table:table-cell>
          <table:table-cell table:style-name="ce36" office:value-type="float" office:value="58.57" calcext:value-type="float">
            <text:p>58.57</text:p>
          </table:table-cell>
          <table:table-cell table:style-name="ce36" office:value-type="float" office:value="1.6" calcext:value-type="float">
            <text:p>1.6</text:p>
          </table:table-cell>
          <table:table-cell/>
          <table:table-cell table:style-name="ce24" table:formula="of:=DAYS([.B7];[.$E$2])" office:value-type="float" office:value="5" calcext:value-type="float">
            <text:p>5</text:p>
          </table:table-cell>
          <table:table-cell table:style-name="ce24" office:value-type="string" calcext:value-type="string">
            <text:p>n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36" table:formula="of:=[.F7]*[.F7]" office:value-type="float" office:value="25" calcext:value-type="float">
            <text:p>25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36" table:formula="of:=[.F7]*[.C7]" office:value-type="float" office:value="292.85" calcext:value-type="float">
            <text:p>292.8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7]+1" office:value-type="date" office:date-value="1970-01-07" calcext:value-type="date">
            <text:p>07/01/70</text:p>
          </table:table-cell>
          <table:table-cell table:style-name="ce36" office:value-type="float" office:value="59.93" calcext:value-type="float">
            <text:p>59.93</text:p>
          </table:table-cell>
          <table:table-cell table:style-name="ce36" office:value-type="float" office:value="1.63" calcext:value-type="float">
            <text:p>1.63</text:p>
          </table:table-cell>
          <table:table-cell/>
          <table:table-cell table:style-name="ce24" table:formula="of:=DAYS([.B8];[.$E$2])" office:value-type="float" office:value="6" calcext:value-type="float">
            <text:p>6</text:p>
          </table:table-cell>
          <table:table-cell table:style-name="ce24" office:value-type="string" calcext:value-type="string">
            <text:p>a (beta w wiki)</text:p>
          </table:table-cell>
          <table:table-cell table:style-name="ce24" table:formula="of:=([.H7]*[.H6]-[.H2]*[.H3])/([.H7]*[.H4]-[.H2]*[.H2])" office:value-type="float" office:value="1.56653571428571" calcext:value-type="float">
            <text:p>1.56653571428571</text:p>
          </table:table-cell>
          <table:table-cell table:style-name="ce24" table:formula="of:=([.I7]*[.I6]-[.I2]*[.I3])/([.I7]*[.I4]-[.I2]*[.I2])" office:value-type="float" office:value="61.2721865421088" calcext:value-type="float">
            <text:p>61.2721865421088</text:p>
          </table:table-cell>
          <table:table-cell table:style-name="ce36" table:formula="of:=[.F8]*[.F8]" office:value-type="float" office:value="36" calcext:value-type="float">
            <text:p>36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36" table:formula="of:=[.F8]*[.C8]" office:value-type="float" office:value="359.58" calcext:value-type="float">
            <text:p>359.5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8]+1" office:value-type="date" office:date-value="1970-01-08" calcext:value-type="date">
            <text:p>08/01/70</text:p>
          </table:table-cell>
          <table:table-cell table:style-name="ce36" office:value-type="float" office:value="61.29" calcext:value-type="float">
            <text:p>61.29</text:p>
          </table:table-cell>
          <table:table-cell table:style-name="ce36" office:value-type="float" office:value="1.65" calcext:value-type="float">
            <text:p>1.65</text:p>
          </table:table-cell>
          <table:table-cell/>
          <table:table-cell table:style-name="ce24" table:formula="of:=DAYS([.B9];[.$E$2])" office:value-type="float" office:value="7" calcext:value-type="float">
            <text:p>7</text:p>
          </table:table-cell>
          <table:table-cell table:style-name="ce24" office:value-type="string" calcext:value-type="string">
            <text:p>b (alfa w wiki)</text:p>
          </table:table-cell>
          <table:table-cell table:style-name="ce24" table:formula="of:=1/[.H7]*[.H3]-[.H8]*1/[.H7]*[.H2]" office:value-type="float" office:value="51.11225" calcext:value-type="float">
            <text:p>51.11225</text:p>
          </table:table-cell>
          <table:table-cell table:style-name="ce24" table:formula="of:=1/[.I7]*[.I3]-[.I8]*1/[.I7]*[.I2]" office:value-type="float" office:value="-39.0619559188409" calcext:value-type="float">
            <text:p>-39.0619559188409</text:p>
          </table:table-cell>
          <table:table-cell table:style-name="ce36" table:formula="of:=[.F9]*[.F9]" office:value-type="float" office:value="49" calcext:value-type="float">
            <text:p>49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36" table:formula="of:=[.F9]*[.C9]" office:value-type="float" office:value="429.03" calcext:value-type="float">
            <text:p>429.0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9]+1" office:value-type="date" office:date-value="1970-01-09" calcext:value-type="date">
            <text:p>09/01/70</text:p>
          </table:table-cell>
          <table:table-cell table:style-name="ce36" office:value-type="float" office:value="63.11" calcext:value-type="float">
            <text:p>63.11</text:p>
          </table:table-cell>
          <table:table-cell table:style-name="ce36" office:value-type="float" office:value="1.68" calcext:value-type="float">
            <text:p>1.68</text:p>
          </table:table-cell>
          <table:table-cell/>
          <table:table-cell table:style-name="ce24" table:formula="of:=DAYS([.B10];[.$E$2])" office:value-type="float" office:value="8" calcext:value-type="float">
            <text:p>8</text:p>
          </table:table-cell>
          <table:table-cell table:number-columns-repeated="3"/>
          <table:table-cell table:style-name="ce36" table:formula="of:=[.F10]*[.F10]" office:value-type="float" office:value="64" calcext:value-type="float">
            <text:p>6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36" table:formula="of:=[.F10]*[.C10]" office:value-type="float" office:value="504.88" calcext:value-type="float">
            <text:p>504.8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0]+1" office:value-type="date" office:date-value="1970-01-10" calcext:value-type="date">
            <text:p>10/01/70</text:p>
          </table:table-cell>
          <table:table-cell table:style-name="ce36" office:value-type="float" office:value="64.47" calcext:value-type="float">
            <text:p>64.47</text:p>
          </table:table-cell>
          <table:table-cell table:style-name="ce36" office:value-type="float" office:value="1.7" calcext:value-type="float">
            <text:p>1.7</text:p>
          </table:table-cell>
          <table:table-cell/>
          <table:table-cell table:style-name="ce24" table:formula="of:=DAYS([.B11];[.$E$2])"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y=ax+b</text:p>
          </table:table-cell>
          <table:table-cell/>
          <table:table-cell table:style-name="ce36" table:formula="of:=[.F11]*[.F11]" office:value-type="float" office:value="81" calcext:value-type="float">
            <text:p>81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36" table:formula="of:=[.F11]*[.C11]" office:value-type="float" office:value="580.23" calcext:value-type="float">
            <text:p>580.2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1]+1" office:value-type="date" office:date-value="1970-01-11" calcext:value-type="date">
            <text:p>11/01/70</text:p>
          </table:table-cell>
          <table:table-cell table:style-name="ce36" office:value-type="float" office:value="66.28" calcext:value-type="float">
            <text:p>66.28</text:p>
          </table:table-cell>
          <table:table-cell table:style-name="ce36" office:value-type="float" office:value="1.73" calcext:value-type="float">
            <text:p>1.73</text:p>
          </table:table-cell>
          <table:table-cell/>
          <table:table-cell table:style-name="ce24" table:formula="of:=DAYS([.B12];[.$E$2])" office:value-type="float" office:value="10" calcext:value-type="float">
            <text:p>10</text:p>
          </table:table-cell>
          <table:table-cell table:number-columns-repeated="3"/>
          <table:table-cell table:style-name="ce36" table:formula="of:=[.F12]*[.F12]" office:value-type="float" office:value="100" calcext:value-type="float">
            <text:p>100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36" table:formula="of:=[.F12]*[.C12]" office:value-type="float" office:value="662.8" calcext:value-type="float">
            <text:p>662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2]+1" office:value-type="date" office:date-value="1970-01-12" calcext:value-type="date">
            <text:p>12/01/70</text:p>
          </table:table-cell>
          <table:table-cell table:style-name="ce36" office:value-type="float" office:value="68.1" calcext:value-type="float">
            <text:p>68.1</text:p>
          </table:table-cell>
          <table:table-cell table:style-name="ce36" office:value-type="float" office:value="1.75" calcext:value-type="float">
            <text:p>1.75</text:p>
          </table:table-cell>
          <table:table-cell/>
          <table:table-cell table:style-name="ce24" table:formula="of:=DAYS([.B13];[.$E$2])" office:value-type="float" office:value="11" calcext:value-type="float">
            <text:p>11</text:p>
          </table:table-cell>
          <table:table-cell table:number-columns-repeated="3"/>
          <table:table-cell table:style-name="ce36" table:formula="of:=[.F13]*[.F13]" office:value-type="float" office:value="121" calcext:value-type="float">
            <text:p>121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36" table:formula="of:=[.F13]*[.C13]" office:value-type="float" office:value="749.1" calcext:value-type="float">
            <text:p>749.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3]+1" office:value-type="date" office:date-value="1970-01-13" calcext:value-type="date">
            <text:p>13/01/70</text:p>
          </table:table-cell>
          <table:table-cell table:style-name="ce36" office:value-type="float" office:value="69.92" calcext:value-type="float">
            <text:p>69.92</text:p>
          </table:table-cell>
          <table:table-cell table:style-name="ce36" office:value-type="float" office:value="1.78" calcext:value-type="float">
            <text:p>1.78</text:p>
          </table:table-cell>
          <table:table-cell/>
          <table:table-cell table:style-name="ce24" table:formula="of:=DAYS([.B14];[.$E$2])" office:value-type="float" office:value="12" calcext:value-type="float">
            <text:p>12</text:p>
          </table:table-cell>
          <table:table-cell table:number-columns-repeated="3"/>
          <table:table-cell table:style-name="ce36" table:formula="of:=[.F14]*[.F14]" office:value-type="float" office:value="144" calcext:value-type="float">
            <text:p>14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36" table:formula="of:=[.F14]*[.C14]" office:value-type="float" office:value="839.04" calcext:value-type="float">
            <text:p>839.0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4]+1" office:value-type="date" office:date-value="1970-01-14" calcext:value-type="date">
            <text:p>14/01/70</text:p>
          </table:table-cell>
          <table:table-cell table:style-name="ce36" office:value-type="float" office:value="72.19" calcext:value-type="float">
            <text:p>72.19</text:p>
          </table:table-cell>
          <table:table-cell table:style-name="ce36" office:value-type="float" office:value="1.8" calcext:value-type="float">
            <text:p>1.8</text:p>
          </table:table-cell>
          <table:table-cell/>
          <table:table-cell table:style-name="ce24" table:formula="of:=DAYS([.B15];[.$E$2])" office:value-type="float" office:value="13" calcext:value-type="float">
            <text:p>13</text:p>
          </table:table-cell>
          <table:table-cell table:number-columns-repeated="3"/>
          <table:table-cell table:style-name="ce36" table:formula="of:=[.F15]*[.F15]" office:value-type="float" office:value="169" calcext:value-type="float">
            <text:p>169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36" table:formula="of:=[.F15]*[.C15]" office:value-type="float" office:value="938.47" calcext:value-type="float">
            <text:p>938.47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5]+1" office:value-type="date" office:date-value="1970-01-15" calcext:value-type="date">
            <text:p>15/01/70</text:p>
          </table:table-cell>
          <table:table-cell table:style-name="ce36" office:value-type="float" office:value="74.46" calcext:value-type="float">
            <text:p>74.46</text:p>
          </table:table-cell>
          <table:table-cell table:style-name="ce36" office:value-type="float" office:value="1.83" calcext:value-type="float">
            <text:p>1.83</text:p>
          </table:table-cell>
          <table:table-cell/>
          <table:table-cell table:style-name="ce24" table:formula="of:=DAYS([.B16];[.$E$2])" office:value-type="float" office:value="14" calcext:value-type="float">
            <text:p>14</text:p>
          </table:table-cell>
          <table:table-cell table:number-columns-repeated="3"/>
          <table:table-cell table:style-name="ce36" table:formula="of:=[.F16]*[.F16]" office:value-type="float" office:value="196" calcext:value-type="float">
            <text:p>196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36" table:formula="of:=[.F16]*[.C16]" office:value-type="float" office:value="1042.44" calcext:value-type="float">
            <text:p>1042.4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24" table:formula="of:=[.D2]*[.D2]" office:value-type="float" office:value="2.1609" calcext:value-type="float">
            <text:p>2.1609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24" table:formula="of:=[.D2]*[.C2]" office:value-type="float" office:value="76.7487" calcext:value-type="float">
            <text:p>76.7487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3]*[.D3]" office:value-type="float" office:value="2.25" calcext:value-type="float">
            <text:p>2.25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24" table:formula="of:=[.D3]*[.C3]" office:value-type="float" office:value="79.68" calcext:value-type="float">
            <text:p>79.6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4]*[.D4]" office:value-type="float" office:value="2.3104" calcext:value-type="float">
            <text:p>2.310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24" table:formula="of:=[.D4]*[.C4]" office:value-type="float" office:value="82.8096" calcext:value-type="float">
            <text:p>82.809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5]*[.D5]" office:value-type="float" office:value="2.4025" calcext:value-type="float">
            <text:p>2.4025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24" table:formula="of:=[.D5]*[.C5]" office:value-type="float" office:value="86.552" calcext:value-type="float">
            <text:p>86.55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6]*[.D6]" office:value-type="float" office:value="2.4649" calcext:value-type="float">
            <text:p>2.4649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24" table:formula="of:=[.D6]*[.C6]" office:value-type="float" office:value="89.804" calcext:value-type="float">
            <text:p>89.80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7]*[.D7]" office:value-type="float" office:value="2.56" calcext:value-type="float">
            <text:p>2.56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24" table:formula="of:=[.D7]*[.C7]" office:value-type="float" office:value="93.712" calcext:value-type="float">
            <text:p>93.71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8]*[.D8]" office:value-type="float" office:value="2.6569" calcext:value-type="float">
            <text:p>2.6569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24" table:formula="of:=[.D8]*[.C8]" office:value-type="float" office:value="97.6859" calcext:value-type="float">
            <text:p>97.6859</text:p>
          </table:table-cell>
          <table:table-cell table:number-columns-repeated="52"/>
        </table:table-row>
        <table:table-row table:style-name="ro1">
          <table:table-cell/>
          <table:table-cell table:style-name="ce36" table:number-columns-repeated="8"/>
          <table:table-cell table:style-name="ce24" table:formula="of:=[.D9]*[.D9]" office:value-type="float" office:value="2.7225" calcext:value-type="float">
            <text:p>2.7225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24" table:formula="of:=[.D9]*[.C9]" office:value-type="float" office:value="101.1285" calcext:value-type="float">
            <text:p>101.128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0]*[.D10]" office:value-type="float" office:value="2.8224" calcext:value-type="float">
            <text:p>2.822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24" table:formula="of:=[.D10]*[.C10]" office:value-type="float" office:value="106.0248" calcext:value-type="float">
            <text:p>106.024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1]*[.D11]" office:value-type="float" office:value="2.89" calcext:value-type="float">
            <text:p>2.89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24" table:formula="of:=[.D11]*[.C11]" office:value-type="float" office:value="109.599" calcext:value-type="float">
            <text:p>109.599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2]*[.D12]" office:value-type="float" office:value="2.9929" calcext:value-type="float">
            <text:p>2.9929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24" table:formula="of:=[.D12]*[.C12]" office:value-type="float" office:value="114.6644" calcext:value-type="float">
            <text:p>114.664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3]*[.D13]" office:value-type="float" office:value="3.0625" calcext:value-type="float">
            <text:p>3.0625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24" table:formula="of:=[.D13]*[.C13]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4]*[.D14]" office:value-type="float" office:value="3.1684" calcext:value-type="float">
            <text:p>3.168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24" table:formula="of:=[.D14]*[.C14]" office:value-type="float" office:value="124.4576" calcext:value-type="float">
            <text:p>124.457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5]*[.D15]" office:value-type="float" office:value="3.24" calcext:value-type="float">
            <text:p>3.24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24" table:formula="of:=[.D15]*[.C15]" office:value-type="float" office:value="129.942" calcext:value-type="float">
            <text:p>129.94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6]*[.D16]" office:value-type="float" office:value="3.3489" calcext:value-type="float">
            <text:p>3.3489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24" table:formula="of:=[.D16]*[.C16]" office:value-type="float" office:value="136.2618" calcext:value-type="float">
            <text:p>136.2618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office:forms form:automatic-focus="false" form:apply-design-mode="false"/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61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61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61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61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61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6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61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61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61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61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6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6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61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.57142857143</text:p>
          </table:table-cell>
          <table:table-cell/>
          <table:table-cell table:style-name="ce24" office:value-type="string" calcext:value-type="string">
            <text:p>Średnia:</text:p>
          </table:table-cell>
          <table:table-cell table:style-name="ce24" table:formula="of:=AVERAGE([.C2:.C21])" office:value-type="float" office:value="6715.2873295802" calcext:value-type="float">
            <text:p>6715.287329580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.66666666667</text:p>
          </table:table-cell>
          <table:table-cell/>
          <table:table-cell table:style-name="ce24" office:value-type="string" calcext:value-type="string">
            <text:p>Mediana:</text:p>
          </table:table-cell>
          <table:table-cell table:style-name="ce24" table:formula="of:=COM.MICROSOFT.QUARTILE.INC([.C$2:.C$21];2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.57894736842</text:p>
          </table:table-cell>
          <table:table-cell/>
          <table:table-cell table:style-name="ce24" office:value-type="string" calcext:value-type="string">
            <text:p>Q10</text:p>
          </table:table-cell>
          <table:table-cell table:style-name="ce24" table:formula="of:=COM.MICROSOFT.PERCENTILE.INC([.C$2:.C$21];0.1)" office:value-type="float" office:value="4301.1655011655" calcext:value-type="float">
            <text:p>4301.1655011655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table:style-name="ce24" office:value-type="string" calcext:value-type="string">
            <text:p>Q25</text:p>
          </table:table-cell>
          <table:table-cell table:style-name="ce24" table:formula="of:=COM.MICROSOFT.PERCENTILE.INC([.C$2:.C$21];0.25)" office:value-type="float" office:value="5065.78947368421" calcext:value-type="float">
            <text:p>5065.7894736842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.60869565217</text:p>
          </table:table-cell>
          <table:table-cell/>
          <table:table-cell table:style-name="ce24" office:value-type="string" calcext:value-type="string">
            <text:p>Q50</text:p>
          </table:table-cell>
          <table:table-cell table:style-name="ce24" table:formula="of:=COM.MICROSOFT.PERCENTILE.INC([.C$2:.C$21];0.5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.69230769231</text:p>
          </table:table-cell>
          <table:table-cell/>
          <table:table-cell table:style-name="ce24" office:value-type="string" calcext:value-type="string">
            <text:p>Q75</text:p>
          </table:table-cell>
          <table:table-cell table:style-name="ce24" table:formula="of:=COM.MICROSOFT.PERCENTILE.INC([.C$2:.C$21];0.75)" office:value-type="float" office:value="7668.62777777778" calcext:value-type="float">
            <text:p>7668.62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.15384615385</text:p>
          </table:table-cell>
          <table:table-cell/>
          <table:table-cell table:style-name="ce24" office:value-type="string" calcext:value-type="string">
            <text:p>Q90</text:p>
          </table:table-cell>
          <table:table-cell table:style-name="ce24" table:formula="of:=COM.MICROSOFT.PERCENTILE.INC([.C$2:.C$21];0.9)" office:value-type="float" office:value="9856.97940503433" calcext:value-type="float">
            <text:p>9856.9794050343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.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.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.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.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.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.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.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.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.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.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.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.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.7058823529</text:p>
          </table:table-cell>
          <table:table-cell table:number-columns-repeated="61"/>
        </table:table-row>
      </table:table>
      <table:table table:name="Sheet9" table:style-name="ta8">
        <office:forms form:automatic-focus="false" form:apply-design-mode="false"/>
        <table:table-column table:style-name="co10" table:number-columns-repeated="3" table:default-cell-style-name="Default"/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/>
        </table:table-row>
      </table:table>
      <table:table table:name="testAccounts" table:style-name="ta8">
        <office:forms form:automatic-focus="false" form:apply-design-mode="false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29" office:value-type="date" office:date-value="2011-09-30" calcext:value-type="date">
            <text:p>30/09/2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 number:title="User-defined">
      <number:era/>
      <number:year/>
      <number:text>n</number:text>
      <number:year number:style="long"/>
      <number:year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1:11:34.83445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1:55:29</meta:creation-date>
    <dc:language>en-GB</dc:language>
    <dc:date>2020-05-09T11:51:07.722227487</dc:date>
    <meta:editing-cycles>11</meta:editing-cycles>
    <meta:editing-duration>PT22H52M15S</meta:editing-duration>
    <meta:generator>LibreOffice/6.4.2.2$Linux_X86_64 LibreOffice_project/40$Build-2</meta:generator>
    <meta:document-statistic meta:table-count="9" meta:cell-count="529" meta:object-count="0"/>
  </office:meta>
</office:document-meta>
</file>